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c9211e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93" table:formula="of:=ROUND([.E3]*[.C3]*100/[.I3]/[.C2];1)+1" office:value-type="float" office:value="5.7" calcext:value-type="float">
            <text:p>5,7</text:p>
          </table:table-cell>
          <table:table-cell table:style-name="ce9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90" office:value-type="string" calcext:value-type="string">
            <text:p>Efficiency pfc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90" office:value-type="float" office:value="13.5" calcext:value-type="float">
            <text:p>13,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9" office:value-type="string" calcext:value-type="string">
            <text:p>Input power</text:p>
          </table:table-cell>
          <table:table-cell table:style-name="ce91" table:formula="of:=ROUND([.G12]*100/[.G13])" office:value-type="float" office:value="831" calcext:value-type="float">
            <text:p>831</text:p>
          </table:table-cell>
          <table:table-cell table:style-name="ce9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90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Fuse</text:p>
          </table:table-cell>
          <table:table-cell table:style-name="ce91" table:formula="of:=[.C18] + 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/>
          <table:table-cell table:style-name="ce94" office:value-type="string" calcext:value-type="string">
            <text:p>Cooler H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H19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5" office:value-type="string" calcext:value-type="string">
            <text:p>Cooler Term Res, max</text:p>
          </table:table-cell>
          <table:table-cell table:style-name="ce97"/>
          <table:table-cell table:style-name="ce97" table:formula="of:=ROUND([.H19] * [.H18] * [.K16] / [.H17];1)" office:value-type="float" office:value="5.2" calcext:value-type="float">
            <text:p>5,2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94" office:value-type="string" calcext:value-type="string">
            <text:p>R 25°</text:p>
          </table:table-cell>
          <table:table-cell table:style-name="ce96" table:formula="of:=ROUND([.C1]*SQRT(2)/[.C3])" office:value-type="float" office:value="156" calcext:value-type="float">
            <text:p>156</text:p>
          </table:table-cell>
          <table:table-cell table:style-name="ce10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C max</text:p>
          </table:table-cell>
          <table:table-cell table:style-name="ce101" office:value-type="float" office:value="220" calcext:value-type="float">
            <text:p>220</text:p>
          </table:table-cell>
          <table:table-cell table:style-name="ce10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I startup</text:p>
          </table:table-cell>
          <table:table-cell table:style-name="ce97" table:formula="of:=[.C3]" office:value-type="float" office:value="2" calcext:value-type="float">
            <text:p>2</text:p>
          </table:table-cell>
          <table:table-cell table:style-name="ce99" office:value-type="string" calcext:value-type="string">
            <text:p>A</text:p>
          </table:table-cell>
          <table:table-cell table:number-columns-repeated="2"/>
          <table:table-cell table:style-name="ce89" office:value-type="string" calcext:value-type="string">
            <text:p>R7</text:p>
          </table:table-cell>
          <table:table-cell table:style-name="ce91" table:formula="of:=([.H3]-[.H4])/[.H5]" office:value-type="float" office:value="50" calcext:value-type="float">
            <text:p>50</text:p>
          </table:table-cell>
          <table:table-cell table:style-name="ce105" office:value-type="string" calcext:value-type="string">
            <text:p>Ω</text:p>
          </table:table-cell>
          <table:table-cell table:style-name="ce91" table:formula="of:=[.H7]*[.H5]*[.H5]" office:value-type="float" office:value="0.045" calcext:value-type="float">
            <text:p>0,045</text:p>
          </table:table-cell>
          <table:table-cell table:style-name="ce92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04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90" table:formula="of:=3*([.D4]+[.B5]*1000)/([.B5]*1000)" office:value-type="float" office:value="399" calcext:value-type="float">
            <text:p>399</text:p>
          </table:table-cell>
          <table:table-cell table:style-name="ce90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115" office:value-type="string" calcext:value-type="string">
            <text:p>Ω</text:p>
          </table:table-cell>
          <table:table-cell table:style-name="ce93" table:formula="of:=680000*2+620000" office:value-type="float" office:value="1980000" calcext:value-type="float">
            <text:p>198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B4]/([.D4]+[.D5]))" office:value-type="float" office:value="136" calcext:value-type="float">
            <text:p>13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P12</text:p>
          </table:table-cell>
          <table:table-cell table:style-name="ce91" table:formula="of:=ROUND([.D5]/1000)" office:value-type="float" office:value="15" calcext:value-type="float">
            <text:p>15</text:p>
          </table:table-cell>
          <table:table-cell table:style-name="ce115" office:value-type="string" calcext:value-type="string">
            <text:p>KΩ</text:p>
          </table:table-cell>
          <table:table-cell table:style-name="ce93" table:formula="of:=ROUND([.B2]*[.D4]/([.B1]-[.B2]))" office:value-type="float" office:value="14962" calcext:value-type="float">
            <text:p>14962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D5]/([.D4]+[.D5]);5)" office:value-type="float" office:value="2.99996" calcext:value-type="float">
            <text:p>2,9999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90" table:formula="of:=ROUND([.B1]*[.B6];2)" office:value-type="float" office:value="0.08" calcext:value-type="float">
            <text:p>0,08</text:p>
          </table:table-cell>
          <table:table-cell table:style-name="ce90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90" table:number-columns-repeated="3"/>
          <table:table-cell table:number-columns-repeated="3"/>
          <table:table-cell table:style-name="ce90" office:value-type="string" calcext:value-type="string">
            <text:p>max voltage on</text:p>
          </table:table-cell>
          <table:table-cell table:style-name="ce90" office:value-type="string" calcext:value-type="string">
            <text:p>RP5-16</text:p>
          </table:table-cell>
          <table:table-cell table:style-name="ce90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93" office:value-type="string" calcext:value-type="string">
            <text:p>Vin min</text:p>
          </table:table-cell>
          <table:table-cell table:style-name="ce93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9" office:value-type="string" calcext:value-type="string">
            <text:p>RP5+RP6+RP7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9]*1000/([.J9]+[.J10]))" office:value-type="float" office:value="105" calcext:value-type="float">
            <text:p>105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106" office:value-type="string" calcext:value-type="string">
            <text:p>R Shunts count</text:p>
          </table:table-cell>
          <table:table-cell table:style-name="ce96" office:value-type="float" office:value="2" calcext:value-type="float">
            <text:p>2</text:p>
          </table:table-cell>
          <table:table-cell table:style-name="ce116" table:number-columns-repeated="2"/>
          <table:table-cell table:style-name="ce119"/>
          <table:table-cell/>
          <table:table-cell table:style-name="ce89" office:value-type="string" calcext:value-type="string">
            <text:p>RP8</text:p>
          </table:table-cell>
          <table:table-cell table:style-name="ce91" table:formula="of:=[.J10]/1000" office:value-type="float" office:value="75" calcext:value-type="float">
            <text:p>75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10]*1000/([.J9]+[.J10]))" office:value-type="float" office:value="11" calcext:value-type="float">
            <text:p>11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97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97" table:formula="of:=ROUND([Input.E2]*[.B11]*[Input.E2]/[.B10];3)/[.B10]" office:value-type="float" office:value="0.9745" calcext:value-type="float">
            <text:p>0,9745</text:p>
          </table:table-cell>
          <table:table-cell table:style-name="ce99" office:value-type="string" calcext:value-type="string">
            <text:p>W</text:p>
          </table:table-cell>
          <table:table-cell/>
          <table:table-cell table:style-name="ce89" office:value-type="string" calcext:value-type="string">
            <text:p>RP13+RP14+RP15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1]*1000/([.J11]+[.J12]))" office:value-type="float" office:value="129" calcext:value-type="float">
            <text:p>12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93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9" office:value-type="string" calcext:value-type="string">
            <text:p>RP16</text:p>
          </table:table-cell>
          <table:table-cell table:style-name="ce91" table:formula="of:=[.J12]/1000" office:value-type="float" office:value="68" calcext:value-type="float">
            <text:p>68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2]*1000/([.J11]+[.J12]))" office:value-type="float" office:value="12" calcext:value-type="float">
            <text:p>12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90" table:formula="of:=ROUND([.B1]*[.H13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90" table:formula="of:=ROUND([.B1]*[.H14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120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93" office:value-type="string" calcext:value-type="string">
            <text:p>Vdiv</text:p>
          </table:table-cell>
          <table:table-cell table:style-name="ce93" office:value-type="float" office:value="326" calcext:value-type="float">
            <text:p>326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0" office:value-type="string" calcext:value-type="string">
            <text:p>in-</text:p>
          </table:table-cell>
          <table:table-cell table:style-name="ce90" table:formula="of:=ROUND([.H16]*[.J12]/([.J12]+[.J11]);2)" office:value-type="float" office:value="9.56" calcext:value-type="float">
            <text:p>9,56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J16]*[.J12]/([.J12]+[.J11]);2)" office:value-type="float" office:value="11.73" calcext:value-type="float">
            <text:p>11,73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90" office:value-type="string" calcext:value-type="string">
            <text:p>in+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90" office:value-type="string" calcext:value-type="string">
            <text:p>Vpfc_ok</text:p>
          </table:table-cell>
          <table:table-cell table:style-name="ce90" table:formula="of:=ROUND([.H16]*[.J10]/([.J9]+[.J10]) / ([.J12]/([.J12]+[.J11])))" office:value-type="float" office:value="358" calcext:value-type="float">
            <text:p>358</text:p>
          </table:table-cell>
          <table:table-cell table:style-name="ce90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12.9" calcext:value-type="float">
            <text:p>12,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1" table:formula="of:=6500/[.B3]" office:value-type="float" office:value="62.5" calcext:value-type="float">
            <text:p>62,5</text:p>
          </table:table-cell>
          <table:table-cell table:style-name="ce115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90" office:value-type="float" office:value="62" calcext:value-type="float">
            <text:p>62</text:p>
          </table:table-cell>
          <table:table-cell table:style-name="ce126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s</text:p>
          </table:table-cell>
          <table:table-cell table:style-name="ce90" table:formula="of:=[.B8]/[.B9]" office:value-type="float" office:value="1.41666666666667" calcext:value-type="float">
            <text:p>1,41666666666667</text:p>
          </table:table-cell>
          <table:table-cell table:style-name="ce120" office:value-type="string" calcext:value-type="string">
            <text:p>Ω</text:p>
          </table:table-cell>
          <table:table-cell table:style-name="ce90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7</text:p>
          </table:table-cell>
          <table:table-cell table:style-name="ce91" office:value-type="float" office:value="22" calcext:value-type="float">
            <text:p>22</text:p>
          </table:table-cell>
          <table:table-cell table:style-name="ce11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8</text:p>
          </table:table-cell>
          <table:table-cell table:style-name="ce91" table:formula="of:=ROUND([.B14]*1000*[.B12] / ([.B1] - [.B13]*[.B14]*1000 - [.B12]))" office:value-type="float" office:value="2253" calcext:value-type="float">
            <text:p>2253</text:p>
          </table:table-cell>
          <table:table-cell table:style-name="ce105" office:value-type="string" calcext:value-type="string">
            <text:p>KΩ</text:p>
          </table:table-cell>
          <table:table-cell table:style-name="ce123" office:value-type="string" calcext:value-type="string">
            <text:p>selected</text:p>
          </table:table-cell>
          <table:table-cell table:style-name="ce91" office:value-type="float" office:value="2.2" calcext:value-type="float">
            <text:p>2,2</text:p>
          </table:table-cell>
          <table:table-cell table:style-name="ce115" office:value-type="string" calcext:value-type="string">
            <text:p>KΩ</text:p>
          </table:table-cell>
          <table:table-cell table:style-name="ce90" office:value-type="string" calcext:value-type="string">
            <text:p>Vout actual</text:p>
          </table:table-cell>
          <table:table-cell table:style-name="ce90" table:formula="of:=ROUND([.B12]*(1+[.B14]/[.E15])+[.B13]*[.B14]*1000;1)" office:value-type="float" office:value="13.8" calcext:value-type="float">
            <text:p>13,8</text:p>
          </table:table-cell>
          <table:table-cell table:style-name="ce90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3" office:value-type="string" calcext:value-type="string">
            <text:p>Startup current</text:p>
          </table:table-cell>
          <table:table-cell table:style-name="ce13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in</text:p>
          </table:table-cell>
          <table:table-cell table:style-name="ce90" office:value-type="float" office:value="320" calcext:value-type="float">
            <text:p>320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on</text:p>
          </table:table-cell>
          <table:table-cell table:style-name="ce90" office:value-type="float" office:value="15" calcext:value-type="float">
            <text:p>15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Ion</text:p>
          </table:table-cell>
          <table:table-cell table:style-name="ce90" table:formula="of:=30/1000000" office:value-type="float" office:value="0.00003" calcext:value-type="float">
            <text:p>0,00003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/>
          <table:table-cell/>
          <table:table-cell table:style-name="ce13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Rstartup min</text:p>
          </table:table-cell>
          <table:table-cell table:style-name="ce101" table:formula="of:=ROUND([.I20]/[.I21]*([.I19]-[.I20])/[.I20])/1000" office:value-type="float" office:value="10166.667" calcext:value-type="float">
            <text:p>10166,667</text:p>
          </table:table-cell>
          <table:table-cell table:style-name="ce126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SUM([.B19:.B24])" office:value-type="float" office:value="0.13" calcext:value-type="float">
            <text:p>0,13</text:p>
          </table:table-cell>
          <table:table-cell table:style-name="ce90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90" table:formula="of:=[Input.E7]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20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20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30" calcext:value-type="float">
            <text:p>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9]*[.B33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9]*[.B35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4]+[.B36]+40+80)/1000" office:value-type="float" office:value="11.432" calcext:value-type="float">
            <text:p>11,432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Impls time:</text:p>
          </table:table-cell>
          <table:table-cell table:style-name="ce125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table:style-name="ce101" office:value-type="string" calcext:value-type="string">
            <text:p>Rt</text:p>
          </table:table-cell>
          <table:table-cell table:style-name="ce101" office:value-type="float" office:value="5" calcext:value-type="float">
            <text:p>5</text:p>
          </table:table-cell>
          <table:table-cell table:style-name="ce57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deadtime</text:p>
          </table:table-cell>
          <table:table-cell table:style-name="ce101" office:value-type="float" office:value="22" calcext:value-type="float">
            <text:p>22</text:p>
          </table:table-cell>
          <table:table-cell table:style-name="ce57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Ct</text:p>
          </table:table-cell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nF</text:p>
          </table:table-cell>
          <table:table-cell table:number-columns-repeated="7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table:formula="of:=ROUND(1/(([.B3]/1000000000)*(0.7*[.B1]*1000+3*[.B2]))/1000)" office:value-type="float" office:value="140" calcext:value-type="float">
            <text:p>140</text:p>
          </table:table-cell>
          <table:table-cell table:style-name="ce99"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7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4]*1000000*[.B7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1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7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4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4]*[.B13]*[Input.K16]/[.B12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8"/>
        </table:table-row>
        <table:table-row table:style-name="ro1">
          <table:table-cell table:style-name="ce106" office:value-type="string" calcext:value-type="string">
            <text:p>Ima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</text:p>
          </table:table-cell>
          <table:table-cell table:style-name="ce98" office:value-type="string" calcext:value-type="string">
            <text:p>from calculator</text:p>
          </table:table-cell>
          <table:table-cell table:number-columns-repeated="6"/>
        </table:table-row>
        <table:table-row table:style-name="ro1">
          <table:table-cell table:style-name="ce121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24"/>
          <table:table-cell table:number-columns-repeated="6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B19]*[.B18]/2" office:value-type="float" office:value="0.275" calcext:value-type="float">
            <text:p>0,275</text:p>
          </table:table-cell>
          <table:table-cell table:style-name="ce97" office:value-type="string" calcext:value-type="string">
            <text:p>W</text:p>
          </table:table-cell>
          <table:table-cell table:style-name="ce125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8]/(8*[.B24]*[.B4]*1000*[.B25])*1000000;3)" office:value-type="float" office:value="0.084" calcext:value-type="float">
            <text:p>0,084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0.15uF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<text:a xlink:href="https://radiohlam.ru/snubber/" xlink:type="simple">https://radiohlam.ru/snubber/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30]*1000*[.B29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style-name="ce58" office:value-type="string" calcext:value-type="string">
            <text:p>ERR</text:p>
          </table:table-cell>
          <table:table-cell table:number-columns-repeated="5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31]/1000000000000*[Input.C3]*[Input.C3]/4*[.B4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Iref</text:p>
          </table:table-cell>
          <table:table-cell table:style-name="ce90" office:value-type="float" office:value="1.8" calcext:value-type="float">
            <text:p>1,8</text:p>
          </table:table-cell>
          <table:table-cell table:style-name="ce90" office:value-type="string" calcext:value-type="string">
            <text:p>uA</text:p>
          </table:table-cell>
          <table:table-cell table:style-name="ce90" table:formula="of:=[.B36]/1000000" office:value-type="float" office:value="0.0000018" calcext:value-type="float">
            <text:p>0,0000018</text:p>
          </table:table-cell>
          <table:table-cell table:style-name="ce90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R37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37]/1000" office:value-type="float" office:value="10" calcext:value-type="float">
            <text:p>1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R38</text:p>
          </table:table-cell>
          <table:table-cell table:style-name="ce90" table:formula="of:=[.B37] * [.B35] / ([.B34] - [.D36] * [.B37] - [.B35])" office:value-type="float" office:value="3262.00417536534" calcext:value-type="float">
            <text:p>3262,00417536534</text:p>
          </table:table-cell>
          <table:table-cell table:style-name="ce120" office:value-type="string" calcext:value-type="string">
            <text:p>Ω</text:p>
          </table:table-cell>
          <table:table-cell table:style-name="ce90" office:value-type="float" office:value="3.3" calcext:value-type="float">
            <text:p>3,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90" table:formula="of:=[.B35] * (1 + [.D37]/[.D38]) + [.D36] * [.D37] * 1000" office:value-type="float" office:value="5.05587878787879" calcext:value-type="float">
            <text:p>5,05587878787879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4"/>
          <table:table-cell table:style-name="ce94" office:value-type="string" calcext:value-type="string">
            <text:p>Upside NMOS Gate Capacitor</text:p>
          </table:table-cell>
          <table:table-cell table:style-name="ce116"/>
          <table:table-cell table:style-name="ce119"/>
          <table:table-cell table:number-columns-repeated="2"/>
        </table:table-row>
        <table:table-row table:style-name="ro1">
          <table:table-cell table:number-columns-repeated="5"/>
          <table:table-cell table:style-name="ce121"/>
          <table:table-cell/>
          <table:table-cell table:style-name="ce124"/>
          <table:table-cell table:number-columns-repeated="2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21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table:formula="of:=SUM([.B42:.B4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/>
          <table:table-cell table:style-name="ce121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Thon</text:p>
          </table:table-cell>
          <table:table-cell table:formula="of:=[.B19]" office:value-type="float" office:value="0.55" calcext:value-type="float">
            <text:p>0,55</text:p>
          </table:table-cell>
          <table:table-cell table:style-name="ce124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1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5" office:value-type="string" calcext:value-type="string">
            <text:p>C <text:s/>min</text:p>
          </table:table-cell>
          <table:table-cell table:style-name="ce97" table:formula="of:=(([.G42]+[.G43])/1000000000 + ([.G44]+[.G45])/1000000*[.G46]/1000000000/([$'Standby supply'.B1]-[.G47]-[.G48]))*1000000" office:value-type="float" office:value="0.1120000187" calcext:value-type="float">
            <text:p>0,1120000187</text:p>
          </table:table-cell>
          <table:table-cell table:style-name="ce99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90" table:number-columns-repeated="2"/>
          <table:table-cell table:number-columns-repeated="2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90" office:value-type="string" calcext:value-type="string">
            <text:p>R27</text:p>
          </table:table-cell>
          <table:table-cell table:style-name="ce90" office:value-type="float" office:value="100000" calcext:value-type="float">
            <text:p>10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10]/1000" office:value-type="float" office:value="100" calcext:value-type="float">
            <text:p>10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R28</text:p>
          </table:table-cell>
          <table:table-cell table:style-name="ce90" table:formula="of:=[.B10]*[.B1] / ([.B2] - [.B1])" office:value-type="float" office:value="33333.3333333333" calcext:value-type="float">
            <text:p>33333,3333333333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ROUND([.B11]/1000)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3]" office:value-type="float" office:value="9" calcext:value-type="float">
            <text:p>9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uA</text:p>
          </table:table-cell>
          <table:table-cell table:style-name="ce116" office:value-type="string" calcext:value-type="string">
            <text:p>-&gt;</text:p>
          </table:table-cell>
          <table:table-cell table:style-name="ce116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1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21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2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2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89" office:value-type="string" calcext:value-type="string">
            <text:p>D9</text:p>
          </table:table-cell>
          <table:table-cell table:style-name="ce91" office:value-type="string" calcext:value-type="string">
            <text:p>Trr max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%</text:p>
          </table:table-cell>
          <table:table-cell table:style-name="ce91" table:formula="of:=[.B37]*[.H16]/100*1000" office:value-type="float" office:value="33.5249042145594" calcext:value-type="float">
            <text:p>33,5249042145594</text:p>
          </table:table-cell>
          <table:table-cell table:style-name="ce92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18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7];[.D27];[.F27];[.H27])" office:value-type="float" office:value="3" calcext:value-type="float">
            <text:p>3</text:p>
          </table:table-cell>
          <table:table-cell table:style-name="ce90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8];[.D28];[.F28];[.H28])" office:value-type="float" office:value="5" calcext:value-type="float">
            <text:p>5</text:p>
          </table:table-cell>
          <table:table-cell table:style-name="ce90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90" table:formula="of:=ROUND(2*[.B27]*([.B33]+1);1)" office:value-type="float" office:value="6.9" calcext:value-type="float">
            <text:p>6,9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D27]*([.D33]+1);1)" office:value-type="float" office:value="11.3" calcext:value-type="float">
            <text:p>11,3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F27]*([.F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H27]*([.H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90" table:formula="of:=ROUND([.B39] * 1000000)" office:value-type="float" office:value="10" calcext:value-type="float">
            <text:p>10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D39] * 1000000)" office:value-type="float" office:value="35" calcext:value-type="float">
            <text:p>35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F39] * 1000000)" office:value-type="float" office:value="33" calcext:value-type="float">
            <text:p>33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H39] * 1000000)" office:value-type="float" office:value="24" calcext:value-type="float">
            <text:p>24</text:p>
          </table:table-cell>
          <table:table-cell table:style-name="ce90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90" table:formula="of:=ROUND([.B41]*1000000;1)" office:value-type="float" office:value="0.2" calcext:value-type="float">
            <text:p>0,2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D41]*1000000;1)" office:value-type="float" office:value="0.5" calcext:value-type="float">
            <text:p>0,5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F41]*1000000;1)" office:value-type="float" office:value="0.6" calcext:value-type="float">
            <text:p>0,6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H41]*1000000;1)" office:value-type="float" office:value="0.8" calcext:value-type="float">
            <text:p>0,8</text:p>
          </table:table-cell>
          <table:table-cell table:style-name="ce90" office:value-type="string" calcext:value-type="string">
            <text:p>uH</text:p>
          </table:table-cell>
          <table:table-cell table:style-name="ce90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97" table:formula="of:=[.H47]*[.K27]*[.K27]" office:value-type="float" office:value="0.09" calcext:value-type="float">
            <text:p>0,09</text:p>
          </table:table-cell>
          <table:table-cell table:style-name="ce9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01" table:number-columns-repeated="3"/>
          <table:table-cell table:style-name="ce133"/>
          <table:table-cell table:number-columns-repeated="8"/>
        </table:table-row>
        <table:table-row table:style-name="ro1">
          <table:table-cell table:style-name="ce101" table:number-columns-repeated="3"/>
          <table:table-cell table:style-name="ce133"/>
          <table:table-cell table:number-columns-repeated="2"/>
          <table:table-cell table:style-name="ce133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3"/>
          <table:table-cell/>
          <table:table-cell table:style-name="ce133"/>
          <table:table-cell table:number-columns-repeated="3"/>
        </table:table-row>
        <table:table-row table:style-name="ro1">
          <table:table-cell table:number-columns-repeated="6"/>
          <table:table-cell table:style-name="ce133"/>
          <table:table-cell/>
          <table:table-cell table:style-name="ce63"/>
          <table:table-cell table:number-columns-repeated="3"/>
        </table:table-row>
        <table:table-row table:style-name="ro1">
          <table:table-cell table:style-name="ce101"/>
          <table:table-cell table:style-name="ce133" table:number-columns-repeated="2"/>
          <table:table-cell table:number-columns-repeated="3"/>
          <table:table-cell table:style-name="ce133"/>
          <table:table-cell table:style-name="ce101" table:number-columns-repeated="2"/>
          <table:table-cell table:number-columns-repeated="3"/>
        </table:table-row>
        <table:table-row table:style-name="ro1">
          <table:table-cell table:style-name="ce133"/>
          <table:table-cell/>
          <table:table-cell table:style-name="ce133"/>
          <table:table-cell table:number-columns-repeated="3"/>
          <table:table-cell table:style-name="ce133"/>
          <table:table-cell table:style-name="ce101" table:number-columns-repeated="2"/>
          <table:table-cell table:number-columns-repeated="3"/>
        </table:table-row>
        <table:table-row table:style-name="ro1">
          <table:table-cell table:style-name="ce101"/>
          <table:table-cell table:style-name="ce90"/>
          <table:table-cell table:style-name="ce126"/>
          <table:table-cell table:number-columns-repeated="9"/>
        </table:table-row>
        <table:table-row table:style-name="ro1" table:number-rows-repeated="2">
          <table:table-cell table:style-name="ce133"/>
          <table:table-cell/>
          <table:table-cell table:style-name="ce133"/>
          <table:table-cell table:number-columns-repeated="9"/>
        </table:table-row>
        <table:table-row table:style-name="ro1">
          <table:table-cell table:style-name="ce101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5" calcext:value-type="float">
            <text:p>5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101" office:value-type="string" calcext:value-type="string">
            <text:p>Rdeadtime</text:p>
          </table:table-cell>
          <table:table-cell table:style-name="ce101" office:value-type="float" office:value="22" calcext:value-type="float">
            <text:p>22</text:p>
          </table:table-cell>
          <table:table-cell table:style-name="ce57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Freq</text:p>
          </table:table-cell>
          <table:table-cell table:style-name="ce97" table:formula="of:=ROUND(1/(([.B3]/1000000000)*(0.7*[.B1]*1000+3*[.B2]))/1000)" office:value-type="float" office:value="140" calcext:value-type="float">
            <text:p>140</text:p>
          </table:table-cell>
          <table:table-cell table:style-name="ce99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6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4]*1000000*[.B7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1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4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4]*[.B13]*[Input.K16]/[.B12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3" office:value-type="string" calcext:value-type="string">
            <text:p>Imax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A</text:p>
          </table:table-cell>
          <table:table-cell table:style-name="ce101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33"/>
          <table:table-cell table:number-columns-repeated="5"/>
        </table:table-row>
        <table:table-row table:style-name="ro1">
          <table:table-cell table:style-name="ce101" office:value-type="string" calcext:value-type="string">
            <text:p>W</text:p>
          </table:table-cell>
          <table:table-cell table:style-name="ce101" table:formula="of:=[.B19]*[.B18]/2" office:value-type="float" office:value="1.65" calcext:value-type="float">
            <text:p>1,65</text:p>
          </table:table-cell>
          <table:table-cell table:style-name="ce101" office:value-type="string" calcext:value-type="string">
            <text:p>W</text:p>
          </table:table-cell>
          <table:table-cell table:style-name="ce13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0.32" calcext:value-type="float">
            <text:p>20,32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38.79" calcext:value-type="float">
            <text:p>38,7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9]/(8*[.B27]*[.B4]*1000*[.B28])*1000000;3)" office:value-type="float" office:value="0.558" calcext:value-type="float">
            <text:p>0,558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33]*1000*[.B32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style-name="ce58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34]/1000000000000*[Input.C3]*[Input.C3]/4*[.B4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R70</text:p>
          </table:table-cell>
          <table:table-cell table:style-name="ce96" office:value-type="float" office:value="9.1" calcext:value-type="float">
            <text:p>9,1</text:p>
          </table:table-cell>
          <table:table-cell table:style-name="ce98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97" table:formula="of:=[Input.C8] * [.B40] / ([Input.C9] * (1 + [.B39]/100) - [Input.C8])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41] / ([.B40]+[.B41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41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E9]/[.H41]*1000)" office:value-type="float" office:value="10" calcext:value-type="float">
            <text:p>10</text:p>
          </table:table-cell>
          <table:table-cell table:style-name="ce90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18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6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90" table:formula="of:=[Input.E9]*[.E46]" office:value-type="float" office:value="1" calcext:value-type="float">
            <text:p>1</text:p>
          </table:table-cell>
          <table:table-cell table:style-name="ce90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91" table:formula="of:=[Input.C8] * (1 - [.B47]/100)/([Input.E9] * [.B46] * [.B45]/1000000)" office:value-type="float" office:value="47000" calcext:value-type="float">
            <text:p>47000</text:p>
          </table:table-cell>
          <table:table-cell table:style-name="ce11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6]*[.B48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48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C9]/[.H48]*1000)" office:value-type="float" office:value="52" calcext:value-type="float">
            <text:p>52</text:p>
          </table:table-cell>
          <table:table-cell table:style-name="ce90"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1-15T09:53:02.263043591</dc:date>
    <meta:editing-duration>P2DT20H16M29S</meta:editing-duration>
    <meta:editing-cycles>378</meta:editing-cycles>
    <meta:generator>LibreOffice/7.3.7.2$Linux_X86_64 LibreOffice_project/30$Build-2</meta:generator>
    <meta:document-statistic meta:table-count="7" meta:cell-count="892" meta:object-count="0"/>
  </office:meta>
</office:document-meta>
</file>